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d8fd" officeooo:paragraph-rsid="0012d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s principales :</text:p>
      <text:p text:style-name="P1"/>
      <text:p text:style-name="P1">Menu</text:p>
      <text:p text:style-name="P1"><text:tab/>-Boisson</text:p>
      <text:p text:style-name="P1"><text:tab/>-Alcool</text:p>
      <text:p text:style-name="P1"><text:tab/>-Dessert</text:p>
      <text:p text:style-name="P1">Tarif</text:p>
      <text:p text:style-name="P1">Lieu</text:p>
      <text:p text:style-name="P1">Information sur le covid</text:p>
      <text:p text:style-name="P1"/>
      <text:p text:style-name="P1">Idée :</text:p>
      <text:p text:style-name="P1">carte de fidélité</text:p>
      <text:p text:style-name="P1">promotion</text:p>
      <text:p text:style-name="P1">menu étudiant ou enfa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8:42:01.845455034</meta:creation-date>
    <dc:date>2021-11-18T19:54:15.032804428</dc:date>
    <meta:editing-duration>PT1H2M3S</meta:editing-duration>
    <meta:editing-cycles>1</meta:editing-cycles>
    <meta:document-statistic meta:table-count="0" meta:image-count="0" meta:object-count="0" meta:page-count="1" meta:paragraph-count="12" meta:word-count="23" meta:character-count="144" meta:non-whitespace-character-count="130"/>
    <meta:generator>LibreOffice/6.1.5.2$Linux_X86_64 LibreOffice_project/10$Build-2</meta:generator>
  </office:meta>
</office:document-meta>
</file>